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style:use-window-font-color="true" style:font-name="Times New Roman" fo:font-size="80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line-height="100%" fo:text-align="center" fo:text-indent="-0.6cm"/>
    </style:style>
    <style:style style:name="P5" style:family="paragraph">
      <style:paragraph-properties fo:margin-left="0cm" fo:margin-right="0cm" fo:line-height="100%" fo:text-align="center" fo:text-indent="0cm"/>
      <style:text-properties style:use-window-font-color="true" style:font-name="Times New Roman" fo:font-size="72pt" fo:font-style="normal" fo:font-weight="bold"/>
    </style:style>
    <style:style style:name="P6" style:family="paragraph">
      <style:paragraph-properties fo:margin-left="1.2cm" fo:margin-right="0cm" fo:line-height="100%" fo:text-align="center" fo:text-indent="0cm"/>
      <style:text-properties style:use-window-font-color="true" style:font-name="Times New Roman" fo:font-size="72pt" fo:font-style="normal" fo:font-weight="bold"/>
    </style:style>
    <style:style style:name="P7" style:family="paragraph">
      <style:paragraph-properties fo:margin-left="0cm" fo:margin-right="0cm" fo:text-indent="0cm"/>
      <style:text-properties fo:font-size="20pt"/>
    </style:style>
    <style:style style:name="P8" style:family="paragraph">
      <style:paragraph-properties fo:margin-left="0cm" fo:margin-right="0cm" fo:text-align="center" fo:text-indent="0cm"/>
      <style:text-properties style:use-window-font-color="true" style:font-name="Arial1" fo:font-size="72pt" fo:font-style="normal" fo:font-weight="bold"/>
    </style:style>
    <style:style style:name="T1" style:family="text">
      <style:text-properties style:use-window-font-color="true" style:font-name="Arial Black" fo:font-size="60pt" fo:font-style="normal" fo:font-weight="bold"/>
    </style:style>
    <style:style style:name="T2" style:family="text">
      <style:text-properties fo:color="#ffffff" style:font-name="Arial Black" fo:font-size="60pt" fo:language="de" fo:country="DE" fo:font-style="normal" fo:font-weight="bold"/>
    </style:style>
    <style:style style:name="T3"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p text:style-name="P1"><text:span text:style-name="T1">1. Jezus daje nam</text:span></text:p>
            <text:p text:style-name="P1"><text:span text:style-name="T1">zbawienie,</text:span></text:p>
            <text:p text:style-name="P1"><text:span text:style-name="T1">Jezus daje pokój nam.</text:span></text:p>
            <text:p text:style-name="P1"><text:span text:style-name="T2">Jemu składam</text:span></text:p>
            <text:p text:style-name="P1"><text:span text:style-name="T2">dziękczynienie,</text:span></text:p>
            <text:p text:style-name="P1"><text:span text:style-name="T2">C</text:span><text:span text:style-name="T3">hwałę z serca</text:span></text:p>
            <text:p text:style-name="P1"><text:span text:style-name="T3">mego dam.</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1"><text:span text:style-name="T3">ref. Jezus siłą mą,</text:span></text:p>
            <text:p text:style-name="P1"><text:span text:style-name="T3">Jezus pieśnią</text:span></text:p>
            <text:p text:style-name="P1"><text:span text:style-name="T3">mego życia,</text:span></text:p>
            <text:p text:style-name="P1"><text:span text:style-name="T3">Królem wiecznym On,</text:span></text:p>
            <text:p text:style-name="P4"><text:span text:style-name="T3">niepojęty w mocy swej.</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3">W Nim znalazłem to,</text:span></text:p>
            <text:p text:style-name="P4"><text:span text:style-name="T3">czego szukałem</text:span></text:p>
            <text:p text:style-name="P4"><text:span text:style-name="T3">do dzisiaj.</text:span></text:p>
            <text:p text:style-name="P1"><text:span text:style-name="T3">Sam mi podał dłoń,</text:span></text:p>
            <text:p text:style-name="P4"><text:span text:style-name="T3">bym zwyciężał</text:span></text:p>
            <text:p text:style-name="P4"><text:span text:style-name="T3">w każdy dzień.</text:span></text:p>
          </draw:text-box>
        </draw:frame>
        <presentation:notes draw:style-name="dp2">
          <draw:page-thumbnail draw:style-name="gr1" draw:layer="layout" svg:width="13.586cm" svg:height="11.136cm" svg:x="3.705cm" svg:y="2.256cm" draw:page-number="3"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1"><text:span text:style-name="T3">2. W Jego ranach uzdrowienie, w Jego śmierci życia dar.</text:span></text:p>
            <text:p text:style-name="P1"><text:span text:style-name="T2">Jego Krew to oczyszczenie,</text:span></text:p>
            <text:p text:style-name="P1"><text:span text:style-name="T2">Jego życie chwałą nam.</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3">ref. Jezus siłą mą,</text:span></text:p>
            <text:p text:style-name="P1"><text:span text:style-name="T3">Jezus pieśnią</text:span></text:p>
            <text:p text:style-name="P1"><text:span text:style-name="T3">mego życia,</text:span></text:p>
            <text:p text:style-name="P1"><text:span text:style-name="T3">Królem wiecznym On,</text:span></text:p>
            <text:p text:style-name="P4"><text:span text:style-name="T3">niepojęty w mocy swej.</text:span></text:p>
          </draw:text-box>
        </draw:frame>
        <presentation:notes draw:style-name="dp2">
          <draw:page-thumbnail draw:style-name="gr1" draw:layer="layout" svg:width="13.586cm" svg:height="11.136cm" svg:x="3.705cm" svg:y="2.256cm" draw:page-number="5" presentation:class="page"/>
          <draw:frame presentation:style-name="pr6" draw:text-style-name="P7"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3">W Nim znalazłem to,</text:span></text:p>
            <text:p text:style-name="P4"><text:span text:style-name="T3">czego szukałem</text:span></text:p>
            <text:p text:style-name="P4"><text:span text:style-name="T3">do dzisiaj.</text:span></text:p>
            <text:p text:style-name="P1"><text:span text:style-name="T3">Sam mi podał dłoń,</text:span></text:p>
            <text:p text:style-name="P4"><text:span text:style-name="T3">bym zwyciężał</text:span></text:p>
            <text:p text:style-name="P4"><text:span text:style-name="T3">w każdy dzień.</text:span></text:p>
          </draw:text-box>
        </draw:frame>
        <presentation:notes draw:style-name="dp2">
          <draw:page-thumbnail draw:style-name="gr1" draw:layer="layout" svg:width="13.586cm" svg:height="11.136cm" svg:x="3.705cm" svg:y="2.256cm" draw:page-number="6" presentation:class="page"/>
          <draw:frame presentation:style-name="pr7" draw:text-style-name="P7"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4-11T11:23:42</meta:creation-date>
    <dc:date>2016-02-08T22:27:31.619000000</dc:date>
    <dc:language>en-US</dc:language>
    <meta:editing-cycles>22</meta:editing-cycles>
    <meta:editing-duration>PT19M24S</meta:editing-duration>
    <meta:document-statistic meta:object-count="33"/>
    <meta:user-defined meta:name="Info 1"/>
    <meta:user-defined meta:name="Info 2"/>
    <meta:user-defined meta:name="Info 3"/>
    <meta:user-defined meta:name="Info 4"/>
  </office:meta>
</office:document-meta>
</file>